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spongiforma@hitag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ac01c4">1. Concepts</text:a></text:p>
          <text:p text:style-name="Contents_20_2"><text:a xlink:type="simple" xlink:href="#org57a31b3">1.1. What is Lattice energy</text:a></text:p>
          <text:p text:style-name="Contents_20_2"><text:a xlink:type="simple" xlink:href="#org9a0fad0">1.2. What affects the strength of an ionic bond.</text:a></text:p>
          <text:p text:style-name="Contents_20_3"><text:a xlink:type="simple" xlink:href="#orgb363132">1.2.1. Magnitude of ion charges (more important)</text:a></text:p>
          <text:p text:style-name="Contents_20_3"><text:a xlink:type="simple" xlink:href="#org36c07f3">1.2.2. Distance between the ions</text:a></text:p>
          <text:p text:style-name="Contents_20_2"><text:a xlink:type="simple" xlink:href="#orgc5bbb83">1.3. What affects the strength of a covalent bond</text:a></text:p>
          <text:p text:style-name="Contents_20_3"><text:a xlink:type="simple" xlink:href="#orgd9051de">1.3.1. size of the atom</text:a></text:p>
          <text:p text:style-name="Contents_20_3"><text:a xlink:type="simple" xlink:href="#orge545532">1.3.2. bond multiplicity</text:a></text:p>
          <text:p text:style-name="Contents_20_2"><text:a xlink:type="simple" xlink:href="#org12b588c">1.4. What affects the strength of a metallic bond?</text:a></text:p>
          <text:p text:style-name="Contents_20_2"><text:a xlink:type="simple" xlink:href="#org78f4fab">1.5. What is electron affinity</text:a></text:p>
          <text:p text:style-name="Contents_20_2"><text:a xlink:type="simple" xlink:href="#orga8eeaee">1.6. Why is phosphorus allowed to expand its octet</text:a></text:p>
          <text:p text:style-name="Contents_20_2"><text:a xlink:type="simple" xlink:href="#orgb797e1d">1.7. what are the spdf's?</text:a></text:p>
          <text:p text:style-name="Contents_20_2"><text:a xlink:type="simple" xlink:href="#orgbd78425">1.8. What are co-ordinate bonds?</text:a></text:p>
          <text:p text:style-name="Contents_20_2"><text:a xlink:type="simple" xlink:href="#org4054646">1.9. What are the assumptions of Valence-shell electron-pair repulsion</text:a></text:p>
          <text:p text:style-name="Contents_20_2"><text:a xlink:type="simple" xlink:href="#org1399535">1.10. Electron domain geometry</text:a></text:p>
          <text:p text:style-name="Contents_20_3"><text:a xlink:type="simple" xlink:href="#org83149fd">1.10.1. 2 Electron domains:: Linear</text:a></text:p>
          <text:p text:style-name="Contents_20_3"><text:a xlink:type="simple" xlink:href="#orge2e2d3a">1.10.2. 3 Electron domains:: Trigonal planar</text:a></text:p>
          <text:p text:style-name="Contents_20_3"><text:a xlink:type="simple" xlink:href="#org1a97c13">1.10.3. 4 electron domains:: Tetrahedral</text:a></text:p>
          <text:p text:style-name="Contents_20_3"><text:a xlink:type="simple" xlink:href="#org4c92754">1.10.4. 5 electron domains:: Trigonal bipyramidal</text:a></text:p>
          <text:p text:style-name="Contents_20_3"><text:a xlink:type="simple" xlink:href="#org03aa153">1.10.5. 6 electron domains:: octahedral</text:a></text:p>
          <text:p text:style-name="Contents_20_2"><text:a xlink:type="simple" xlink:href="#org52ed5bc">1.11. Limitations of VSEPR</text:a></text:p>
          <text:p text:style-name="Contents_20_2"><text:a xlink:type="simple" xlink:href="#org898b1b3">1.12. What effects do multiple bonds have on bond angle</text:a></text:p>
          <text:p text:style-name="Contents_20_2"><text:a xlink:type="simple" xlink:href="#orgf183ae7">1.13. What affects DDF?</text:a></text:p>
          <text:p text:style-name="Contents_20_3"><text:a xlink:type="simple" xlink:href="#org31f3d64">1.13.1. Polarity of the molecule</text:a></text:p>
          <text:p text:style-name="Contents_20_2"><text:a xlink:type="simple" xlink:href="#org240fbbb">1.14. What affects LDF</text:a></text:p>
          <text:p text:style-name="Contents_20_3"><text:a xlink:type="simple" xlink:href="#orga42516f">1.14.1. Molecular size which determines the size of electron cloud of a molecule</text:a></text:p>
          <text:p text:style-name="Contents_20_3"><text:a xlink:type="simple" xlink:href="#orgbb61c37">1.14.2. Shape of a molecule</text:a></text:p>
          <text:p text:style-name="Contents_20_2"><text:a xlink:type="simple" xlink:href="#org1b82130">1.15. Why does ice float on water.</text:a></text:p>
          <text:p text:style-name="Contents_20_2"><text:a xlink:type="simple" xlink:href="#orgafe5769">1.16. Why does ion-dipole force is strong?</text:a></text:p>
          <text:p text:style-name="Contents_20_1"><text:a xlink:type="simple" xlink:href="#org0d9a7e1">2. Model answers</text:a></text:p>
          <text:p text:style-name="Contents_20_2"><text:a xlink:type="simple" xlink:href="#org49fb991">2.1. Trigonal pyramidal from tetrahedral with weird bond angles</text:a></text:p>
          <text:p text:style-name="Contents_20_3"><text:a xlink:type="simple" xlink:href="#org0518a77">2.1.1. Why does NH3 have a bond angle of 107 ?</text:a></text:p>
          <text:p text:style-name="Contents_20_3"><text:a xlink:type="simple" xlink:href="#orgbeaadd4">2.1.2. Why does NF3 have a bond angle of 102 ?</text:a></text:p>
          <text:p text:style-name="Contents_20_3"><text:a xlink:type="simple" xlink:href="#org3caa5c3">2.1.3. Why does CH3Cl have a bond angle of 110.5 ?</text:a></text:p>
          <text:p text:style-name="Contents_20_3"><text:a xlink:type="simple" xlink:href="#org8306f55">2.1.4. Why does H2O have a bond angle of 104.5 ?</text:a></text:p>
          <text:p text:style-name="Contents_20_3"><text:a xlink:type="simple" xlink:href="#orgd1c60b2">2.1.5. Why does H2S have a bond angle of 92.2 ?</text:a></text:p>
          <text:p text:style-name="Contents_20_2"><text:a xlink:type="simple" xlink:href="#org2cd75ef">2.2. Expanded Octet</text:a></text:p>
          <text:p text:style-name="Contents_20_3"><text:a xlink:type="simple" xlink:href="#org251cbf5">2.2.1. Why does nitrogen only form NCl3 while phosphorus forms PCl3 and PCl5 ?</text:a></text:p>
          <text:p text:style-name="Contents_20_2"><text:a xlink:type="simple" xlink:href="#org3bfcb7e">2.3. Ionic radius</text:a></text:p>
          <text:p text:style-name="Contents_20_3"><text:a xlink:type="simple" xlink:href="#org3730430">2.3.1. Difference in melting point between sodium chloride</text:a></text:p>
          <text:p text:style-name="Contents_20_2"><text:a xlink:type="simple" xlink:href="#orgbe1416a">2.4. Magnitude of charges</text:a></text:p>
          <text:p text:style-name="Contents_20_3"><text:a xlink:type="simple" xlink:href="#orgbc24f74">2.4.1. Difference in melting point between sodium chloride and magnesium oxide</text:a></text:p>
          <text:p text:style-name="Contents_20_2"><text:a xlink:type="simple" xlink:href="#orgf1121c2">2.5. Electroconductivity in solid vs molten for ionic structures</text:a></text:p>
          <text:p text:style-name="Contents_20_3"><text:a xlink:type="simple" xlink:href="#orgfd2894f">2.5.1. Why is this true for NaCl and MgO</text:a></text:p>
          <text:p text:style-name="Contents_20_2"><text:a xlink:type="simple" xlink:href="#org972d430">2.6. ionic structures vs simple covalent in terms of bp at rtp</text:a></text:p>
          <text:p text:style-name="Contents_20_3"><text:a xlink:type="simple" xlink:href="#org255dd40">2.6.1. NaCl vs Cl2</text:a></text:p>
          <text:p text:style-name="Contents_20_2"><text:a xlink:type="simple" xlink:href="#org6048d25">2.7. Metallic structures increase in conductivity accross period</text:a></text:p>
          <text:p text:style-name="Contents_20_3"><text:a xlink:type="simple" xlink:href="#org8b7f8fc">2.7.1. "Why"</text:a></text:p>
          <text:p text:style-name="Contents_20_2"><text:a xlink:type="simple" xlink:href="#org4526231">2.8. Resonance</text:a></text:p>
          <text:p text:style-name="Contents_20_3"><text:a xlink:type="simple" xlink:href="#org9493c9d">2.8.1. why is the does so3 have a bond length of 1.42 while so32- has a bond length of 1.51?</text:a></text:p>
          <text:p text:style-name="Contents_20_2"><text:a xlink:type="simple" xlink:href="#org1ea8146">2.9. Bond length proportion to bond multiplicity</text:a></text:p>
          <text:p text:style-name="Contents_20_3"><text:a xlink:type="simple" xlink:href="#org30446bc">2.9.1. "Why is the bond length not proportional to the no/ of bonds"</text:a></text:p>
          <text:p text:style-name="Contents_20_2"><text:a xlink:type="simple" xlink:href="#org775a082">2.10. Explain why the heat of vaporization is always greater than the heat of fusion</text:a></text:p>
          <text:p text:style-name="Contents_20_2"><text:a xlink:type="simple" xlink:href="#orgb57afbc">2.11. LDF - Molecular size</text:a></text:p>
          <text:p text:style-name="Contents_20_3"><text:a xlink:type="simple" xlink:href="#org4a6bea6">2.11.1. Why is fluorine a gas at rtp while bromine is a liquid at rtp.</text:a></text:p>
          <text:p text:style-name="Contents_20_2"><text:a xlink:type="simple" xlink:href="#org6937420">2.12. LDF - Shape</text:a></text:p>
          <text:p text:style-name="Contents_20_3"><text:a xlink:type="simple" xlink:href="#org38d3985">2.12.1. "Why is the bp of 2,2-dimethylpropane lower than that of pentane"</text:a></text:p>
          <text:p text:style-name="Contents_20_2"><text:a xlink:type="simple" xlink:href="#org52c9648">2.13. HB - Extensiveness of bonds</text:a></text:p>
          <text:p text:style-name="Contents_20_3"><text:a xlink:type="simple" xlink:href="#orgf70a814">2.13.1. Why does N2H4 have greater bp than CH3NH2</text:a></text:p>
          <text:p text:style-name="Contents_20_2"><text:a xlink:type="simple" xlink:href="#org446ec55">2.14. DDF - Polarity</text:a></text:p>
          <text:p text:style-name="Contents_20_3"><text:a xlink:type="simple" xlink:href="#org0bebb10">2.14.1. CH3Cl has dipole moment of 1.87D and CH3I has dipole moment of 1.62D. Which substance will have greater DDF?</text:a></text:p>
          <text:p text:style-name="Contents_20_2"><text:a xlink:type="simple" xlink:href="#org9b1bedc">2.15. LDF and HB vs LDF-only</text:a></text:p>
          <text:p text:style-name="Contents_20_3"><text:a xlink:type="simple" xlink:href="#org882926e">2.15.1. Why do pentane and butanol have different boiling points</text:a></text:p>
          <text:p text:style-name="Contents_20_2"><text:a xlink:type="simple" xlink:href="#org5aedead">2.16. HB vs LDF</text:a></text:p>
          <text:p text:style-name="Contents_20_3"><text:a xlink:type="simple" xlink:href="#orge3dbf48">2.16.1. Why do dimethylether and ethanol have different boiling points?</text:a></text:p>
          <text:p text:style-name="Contents_20_2"><text:a xlink:type="simple" xlink:href="#org256c7d6">2.17. Solubility</text:a></text:p>
          <text:p text:style-name="Contents_20_3"><text:a xlink:type="simple" xlink:href="#org1d3b358">2.17.1. Why is toluene less soluble than phenol?</text:a></text:p>
          <text:p text:style-name="Contents_20_2"><text:a xlink:type="simple" xlink:href="#orgbc1b026">2.18. surface tension</text:a></text:p>
        </text:index-body>
      </text:table-of-content>
      <text:h text:style-name="Heading_20_1" text:outline-level="1" text:is-list-header="false">
<text:bookmark-start text:name="OrgXref.org5ac01c4"/>
<text:bookmark text:name="org5ac01c4"/>Concepts
<text:bookmark-end text:name="OrgXref.org5ac01c4"/></text:h>
      <text:h text:style-name="Heading_20_2" text:outline-level="2" text:is-list-header="false">
<text:bookmark-start text:name="OrgXref.org57a31b3"/>
<text:bookmark text:name="org57a31b3"/>What is Lattice energy
<text:bookmark-end text:name="OrgXref.org57a31b3"/></text:h>
      <text:p text:style-name="Text_20_body">THe energy of formation of one mole of solid crystallline ionic compund from its
gaseous ions. Lattice energy is negative.
</text:p>
      <text:h text:style-name="Heading_20_2" text:outline-level="2" text:is-list-header="false">
<text:bookmark-start text:name="OrgXref.org9a0fad0"/>
<text:bookmark text:name="org9a0fad0"/>What affects the strength of an ionic bond.
<text:bookmark-end text:name="OrgXref.org9a0fad0"/></text:h>
      <text:h text:style-name="Heading_20_3" text:outline-level="3" text:is-list-header="false">
<text:bookmark-start text:name="OrgXref.orgb363132"/>
<text:bookmark text:name="orgb363132"/>Magnitude of ion charges (more important)
<text:bookmark-end text:name="OrgXref.orgb363132"/></text:h>
      <text:p text:style-name="Text_20_body">The higher the magnitude of charges, the more exothermic is its lattice energy.
</text:p>
      <text:h text:style-name="Heading_20_3" text:outline-level="3" text:is-list-header="false">
<text:bookmark-start text:name="OrgXref.org36c07f3"/>
<text:bookmark text:name="org36c07f3"/>Distance between the ions
<text:bookmark-end text:name="OrgXref.org36c07f3"/></text:h>
      <text:p text:style-name="Text_20_body">Smaller the ions, the more exothermic is its lattice energy.
</text:p>
      <text:h text:style-name="Heading_20_2" text:outline-level="2" text:is-list-header="false">
<text:bookmark-start text:name="OrgXref.orgc5bbb83"/>
<text:bookmark text:name="orgc5bbb83"/>What affects the strength of a covalent bond
<text:bookmark-end text:name="OrgXref.orgc5bbb83"/></text:h>
      <text:h text:style-name="Heading_20_3" text:outline-level="3" text:is-list-header="false">
<text:bookmark-start text:name="OrgXref.orgd9051de"/>
<text:bookmark text:name="orgd9051de"/>size of the atom
<text:bookmark-end text:name="OrgXref.orgd9051de"/></text:h>
      <text:p text:style-name="Text_20_body">AS size of the atom becomes smaller, the bond energy increases
</text:p>
      <text:h text:style-name="Heading_20_3" text:outline-level="3" text:is-list-header="false">
<text:bookmark-start text:name="OrgXref.orge545532"/>
<text:bookmark text:name="orge545532"/>bond multiplicity
<text:bookmark-end text:name="OrgXref.orge545532"/></text:h>
      <text:p text:style-name="Text_20_body">As multiplicity of bonds between atoms increases, the atoms are held more
tightly and more closely together, thus the bond length decreases and BE
increases.
</text:p>
      <text:h text:style-name="Heading_20_2" text:outline-level="2" text:is-list-header="false">
<text:bookmark-start text:name="OrgXref.org12b588c"/>
<text:bookmark text:name="org12b588c"/>What affects the strength of a metallic bond?
<text:bookmark-end text:name="OrgXref.org12b588c"/></text:h>
      <text:list text:style-name="OrgBulletedList" text:continue-numbering="false">
        <text:list-item>
          <text:p text:style-name="Text_20_body">Valence electrons
</text:p>
        </text:list-item>
        <text:list-item>
          <text:p text:style-name="Text_20_body">size of metallic cation
</text:p>
        </text:list-item>
      </text:list>
      <text:h text:style-name="Heading_20_2" text:outline-level="2" text:is-list-header="false">
<text:bookmark-start text:name="OrgXref.org78f4fab"/>
<text:bookmark text:name="org78f4fab"/>What is electron affinity
<text:bookmark-end text:name="OrgXref.org78f4fab"/></text:h>
      <text:p text:style-name="Text_20_body">Refers to the energy change when an electron is added to a gaseous atom. The
more negative the energy change when an electron is added, the greater the
electron affinity. Increases accross period.
</text:p>
      <text:h text:style-name="Heading_20_2" text:outline-level="2" text:is-list-header="false">
<text:bookmark-start text:name="OrgXref.orga8eeaee"/>
<text:bookmark text:name="orga8eeaee"/>Why is phosphorus allowed to expand its octet
<text:bookmark-end text:name="OrgXref.orga8eeaee"/></text:h>
      <text:p text:style-name="Text_20_body">It can expand its octet to accomodate additional electrons because one of the
electrons in the 3s valence subshell can be promoted to a vacant 3d orbital.
</text:p>
      <text:h text:style-name="Heading_20_2" text:outline-level="2" text:is-list-header="false">
<text:bookmark-start text:name="OrgXref.orgb797e1d"/>
<text:bookmark text:name="orgb797e1d"/>what are the spdf's?
<text:bookmark-end text:name="OrgXref.orgb797e1d"/></text:h>
      <text:p text:style-name="Text_20_body">1s2 2s2 2p6 3s2 3p6 3d10 4s2 4p6 4d10 4f14 5s2 5p6 5d10 5f14 6s2 6p6 6d10 7s2
7p6
</text:p>
      <text:h text:style-name="Heading_20_2" text:outline-level="2" text:is-list-header="false">
<text:bookmark-start text:name="OrgXref.orgbd78425"/>
<text:bookmark text:name="orgbd78425"/>What are co-ordinate bonds?
<text:bookmark-end text:name="OrgXref.orgbd78425"/></text:h>
      <text:p text:style-name="Text_20_body">When a molecule which is electron-deficient accepts a lone pair donated by a
donor atom
</text:p>
      <text:h text:style-name="Heading_20_2" text:outline-level="2" text:is-list-header="false">
<text:bookmark-start text:name="OrgXref.org4054646"/>
<text:bookmark text:name="org4054646"/>What are the assumptions of Valence-shell electron-pair repulsion
<text:bookmark-end text:name="OrgXref.org4054646"/></text:h>
      <text:list text:style-name="OrgNumberedList" text:continue-numbering="false">
        <text:list-item>
          <text:p text:style-name="Text_20_body">molecular geometry depends on electron domain geometry
</text:p>
        </text:list-item>
        <text:list-item>
          <text:p text:style-name="Text_20_body">Multiple bonds treated as single bons
</text:p>
        </text:list-item>
        <text:list-item>
          <text:p text:style-name="Text_20_body">electron pairs want to minimise repulsion
</text:p>
        </text:list-item>
        <text:list-item>
          <text:p text:style-name="Text_20_body">repulsion by lp-lp &gt; lp-Bp &gt; Bp-Bp
</text:p>
        </text:list-item>
      </text:list>
      <text:h text:style-name="Heading_20_2" text:outline-level="2" text:is-list-header="false">
<text:bookmark-start text:name="OrgXref.org1399535"/>
<text:bookmark text:name="org1399535"/>Electron domain geometry
<text:bookmark-end text:name="OrgXref.org1399535"/></text:h>
      <text:h text:style-name="Heading_20_3" text:outline-level="3" text:is-list-header="false">
<text:bookmark-start text:name="OrgXref.org83149fd"/>
<text:bookmark text:name="org83149fd"/>2 Electron domains:: Linear
<text:bookmark-end text:name="OrgXref.org83149fd"/></text:h>
      <text:list text:style-name="OrgNumberedList" text:continue-numbering="false">
        <text:list-item>
          <text:p text:style-name="Text_20_body">Linear - 180
</text:p>
        </text:list-item>
      </text:list>
      <text:h text:style-name="Heading_20_3" text:outline-level="3" text:is-list-header="false">
<text:bookmark-start text:name="OrgXref.orge2e2d3a"/>
<text:bookmark text:name="orge2e2d3a"/>3 Electron domains:: Trigonal planar
<text:bookmark-end text:name="OrgXref.orge2e2d3a"/></text:h>
      <text:list text:style-name="OrgNumberedList" text:continue-numbering="false">
        <text:list-item>
          <text:p text:style-name="Text_20_body">Trigonal planar - 120
</text:p>
        </text:list-item>
        <text:list-item>
          <text:p text:style-name="Text_20_body">Bent - &lt;120
</text:p>
        </text:list-item>
      </text:list>
      <text:h text:style-name="Heading_20_3" text:outline-level="3" text:is-list-header="false">
<text:bookmark-start text:name="OrgXref.org1a97c13"/>
<text:bookmark text:name="org1a97c13"/>4 electron domains:: Tetrahedral
<text:bookmark-end text:name="OrgXref.org1a97c13"/></text:h>
      <text:list text:style-name="OrgNumberedList" text:continue-numbering="false">
        <text:list-item>
          <text:p text:style-name="Text_20_body">Tetrahedral - 109.5
</text:p>
        </text:list-item>
        <text:list-item>
          <text:p text:style-name="Text_20_body">Trigonal pyramidal - 107
</text:p>
        </text:list-item>
        <text:list-item>
          <text:p text:style-name="Text_20_body">Bent - 104.5
</text:p>
        </text:list-item>
      </text:list>
      <text:h text:style-name="Heading_20_3" text:outline-level="3" text:is-list-header="false">
<text:bookmark-start text:name="OrgXref.org4c92754"/>
<text:bookmark text:name="org4c92754"/>5 electron domains:: Trigonal bipyramidal
<text:bookmark-end text:name="OrgXref.org4c92754"/></text:h>
      <text:list text:style-name="OrgNumberedList" text:continue-numbering="false">
        <text:list-item>
          <text:p text:style-name="Text_20_body">Trigonal bipyramidal - 90/120
</text:p>
        </text:list-item>
        <text:list-item>
          <text:p text:style-name="Text_20_body">Seesaw - &lt;90/&lt;120
</text:p>
        </text:list-item>
        <text:list-item>
          <text:p text:style-name="Text_20_body">T-shaped - 90
</text:p>
        </text:list-item>
        <text:list-item>
          <text:p text:style-name="Text_20_body">Linear - 180
</text:p>
        </text:list-item>
      </text:list>
      <text:h text:style-name="Heading_20_3" text:outline-level="3" text:is-list-header="false">
<text:bookmark-start text:name="OrgXref.org03aa153"/>
<text:bookmark text:name="org03aa153"/>6 electron domains:: octahedral
<text:bookmark-end text:name="OrgXref.org03aa153"/></text:h>
      <text:list text:style-name="OrgNumberedList" text:continue-numbering="false">
        <text:list-item>
          <text:p text:style-name="Text_20_body">Octahedral - 90
</text:p>
        </text:list-item>
        <text:list-item>
          <text:p text:style-name="Text_20_body">Square pyramidal - ~90
</text:p>
        </text:list-item>
        <text:list-item>
          <text:p text:style-name="Text_20_body">Square planar - 90
</text:p>
        </text:list-item>
        <text:list-item>
          <text:p text:style-name="Text_20_body">T-shaped - 90
</text:p>
        </text:list-item>
        <text:list-item>
          <text:p text:style-name="Text_20_body">Linear - 180
</text:p>
        </text:list-item>
      </text:list>
      <text:h text:style-name="Heading_20_2" text:outline-level="2" text:is-list-header="false">
<text:bookmark-start text:name="OrgXref.org52ed5bc"/>
<text:bookmark text:name="org52ed5bc"/>Limitations of VSEPR
<text:bookmark-end text:name="OrgXref.org52ed5bc"/></text:h>
      <text:list text:style-name="OrgBulletedList" text:continue-numbering="false">
        <text:list-item>
          <text:p text:style-name="Text_20_body">isoelectronic species
</text:p>
        </text:list-item>
        <text:list-item>
          <text:p text:style-name="Text_20_body">transitional metal compounds
</text:p>
        </text:list-item>
      </text:list>
      <text:h text:style-name="Heading_20_2" text:outline-level="2" text:is-list-header="false">
<text:bookmark-start text:name="OrgXref.org898b1b3"/>
<text:bookmark text:name="org898b1b3"/>What effects do multiple bonds have on bond angle
<text:bookmark-end text:name="OrgXref.org898b1b3"/></text:h>
      <text:p text:style-name="Text_20_body">double and triple bonds possess greater electron density as compared to single
bonds. therefore multiple bonds also occupy more space as compared to electron
domains of single bonds and reduce the bond angles.
</text:p>
      <text:h text:style-name="Heading_20_2" text:outline-level="2" text:is-list-header="false">
<text:bookmark-start text:name="OrgXref.orgf183ae7"/>
<text:bookmark text:name="orgf183ae7"/>What affects DDF?
<text:bookmark-end text:name="OrgXref.orgf183ae7"/></text:h>
      <text:h text:style-name="Heading_20_3" text:outline-level="3" text:is-list-header="false">
<text:bookmark-start text:name="OrgXref.org31f3d64"/>
<text:bookmark text:name="org31f3d64"/>Polarity of the molecule
<text:bookmark-end text:name="OrgXref.org31f3d64"/></text:h>
      <text:p text:style-name="Text_20_body">the more polar a molecule, the stronger the dipole dipole forces when comparing
molecules of similar mass.
</text:p>
      <text:h text:style-name="Heading_20_2" text:outline-level="2" text:is-list-header="false">
<text:bookmark-start text:name="OrgXref.org240fbbb"/>
<text:bookmark text:name="org240fbbb"/>What affects LDF
<text:bookmark-end text:name="OrgXref.org240fbbb"/></text:h>
      <text:h text:style-name="Heading_20_3" text:outline-level="3" text:is-list-header="false">
<text:bookmark-start text:name="OrgXref.orga42516f"/>
<text:bookmark text:name="orga42516f"/>Molecular size which determines the size of electron cloud of a molecule
<text:bookmark-end text:name="OrgXref.orga42516f"/></text:h>
      <text:p text:style-name="Text_20_body">polarisability: The tendency of an electron cloud to distort due to
instantaneous dipole induced dipole
</text:p>
      <text:h text:style-name="Heading_20_3" text:outline-level="3" text:is-list-header="false">
<text:bookmark-start text:name="OrgXref.orgbb61c37"/>
<text:bookmark text:name="orgbb61c37"/>Shape of a molecule
<text:bookmark-end text:name="OrgXref.orgbb61c37"/></text:h>
      <text:p text:style-name="Text_20_body">compactness and S.A.
</text:p>
      <text:h text:style-name="Heading_20_2" text:outline-level="2" text:is-list-header="false">
<text:bookmark-start text:name="OrgXref.org1b82130"/>
<text:bookmark text:name="org1b82130"/>Why does ice float on water.
<text:bookmark-end text:name="OrgXref.org1b82130"/></text:h>
      <text:p text:style-name="Text_20_body">In ice the water molecules are in an ordered arrangement held by hydrogen bonds
which prevent the water molecules from coming any closer. thus ice has a more
open structure with more empty space and is less dense.
</text:p>
      <text:p text:style-name="Text_20_body">When ice melts, the structure collapses. The hydrogen bonds between different
water molecules break and reform as a result as a result of the random motion
allowing te molecules to come closer together hence density increases.
</text:p>
      <text:h text:style-name="Heading_20_2" text:outline-level="2" text:is-list-header="false">
<text:bookmark-start text:name="OrgXref.orgafe5769"/>
<text:bookmark text:name="orgafe5769"/>Why does ion-dipole force is strong?
<text:bookmark-end text:name="OrgXref.orgafe5769"/></text:h>
      <text:p text:style-name="Text_20_body">When KCl is dissolved in water, numerous ion-dipole interactions are formed
between the ions and the water molecules.  The overall strength of the
ion-dipole interactions can overcome the ionic interactions (present in KCl) and
the hydrogen bonding (present in water). Hence KCl dissolves in water
</text:p>
      <text:h text:style-name="Heading_20_1" text:outline-level="1" text:is-list-header="false">
<text:bookmark-start text:name="OrgXref.org0d9a7e1"/>
<text:bookmark text:name="org0d9a7e1"/>Model answers
<text:bookmark-end text:name="OrgXref.org0d9a7e1"/></text:h>
      <text:h text:style-name="Heading_20_2" text:outline-level="2" text:is-list-header="false">
<text:bookmark-start text:name="OrgXref.org49fb991"/>
<text:bookmark text:name="org49fb991"/>Trigonal pyramidal from tetrahedral with weird bond angles
<text:bookmark-end text:name="OrgXref.org49fb991"/></text:h>
      <text:h text:style-name="Heading_20_3" text:outline-level="3" text:is-list-header="false">
<text:bookmark-start text:name="OrgXref.org0518a77"/>
<text:bookmark text:name="org0518a77"/>Why does NH3 have a bond angle of 107 ?
<text:bookmark-end text:name="OrgXref.org0518a77"/></text:h>
      <text:p text:style-name="Text_20_body">The NH3 bond angle is 107. This is distorted from the pure tetrahedral angle of 109.5 degrees due to the lone pair taking up more space than the single bond.
</text:p>
      <text:h text:style-name="Heading_20_3" text:outline-level="3" text:is-list-header="false">
<text:bookmark-start text:name="OrgXref.orgbeaadd4"/>
<text:bookmark text:name="orgbeaadd4"/>Why does NF3 have a bond angle of 102 ?
<text:bookmark-end text:name="OrgXref.orgbeaadd4"/></text:h>
      <text:p text:style-name="Text_20_body">The NF3 bond angle is 102°. There is more distortion as compared to NH3. Fluorine is more electronegative than hydrogen and the electron density in the N–F bond is skewed towards fluorine. The electrons in the single N-F bonds are further from the central atom (nitrogen), decreasing repulsion between these bonding pair electrons. Thus, bond angle decreases.
</text:p>
      <text:h text:style-name="Heading_20_3" text:outline-level="3" text:is-list-header="false">
<text:bookmark-start text:name="OrgXref.org3caa5c3"/>
<text:bookmark text:name="org3caa5c3"/>Why does CH3Cl have a bond angle of 110.5 ?
<text:bookmark-end text:name="OrgXref.org3caa5c3"/></text:h>
      <text:p text:style-name="Text_20_body">The (HCH) bond angle in CH3Cl is 110.5°. The HCH bond angle is wider than in CH4
which suggests that the C–Cl single bond has less electron density closer to the
carbon atom. This is due to the C–Cl bond polarity with δ– on chlorine, as
chlorine is more electronegative than carbon (and hydrogen). The C–H bond has
more electron density around the carbon because carbon is more electronegative
than hydrogen.
</text:p>
      <text:h text:style-name="Heading_20_3" text:outline-level="3" text:is-list-header="false">
<text:bookmark-start text:name="OrgXref.org8306f55"/>
<text:bookmark text:name="org8306f55"/>Why does H2O have a bond angle of 104.5 ?
<text:bookmark-end text:name="OrgXref.org8306f55"/></text:h>
      <text:p text:style-name="Text_20_body">This is greater distortion than in NH3 as there are 2 lone pairs on the oxygen
</text:p>
      <text:h text:style-name="Heading_20_3" text:outline-level="3" text:is-list-header="false">
<text:bookmark-start text:name="OrgXref.orgd1c60b2"/>
<text:bookmark text:name="orgd1c60b2"/>Why does H2S have a bond angle of 92.2 ?
<text:bookmark-end text:name="OrgXref.orgd1c60b2"/></text:h>
      <text:p text:style-name="Text_20_body">The H2S bond angle is 92.2°. There is a surprisingly large difference between
this and the bond angle in H2O. Sulfur is less electronegative than oxygen, so
there is less electron density around the central sulfur atom in H2S compared to
the central oxygen atom in H2O. The repulsion between the bonding pair electrons
decrease, decreasing the bond angle.
</text:p>
      <text:h text:style-name="Heading_20_2" text:outline-level="2" text:is-list-header="false">
<text:bookmark-start text:name="OrgXref.org2cd75ef"/>
<text:bookmark text:name="org2cd75ef"/>Expanded Octet
<text:bookmark-end text:name="OrgXref.org2cd75ef"/></text:h>
      <text:h text:style-name="Heading_20_3" text:outline-level="3" text:is-list-header="false">
<text:bookmark-start text:name="OrgXref.org251cbf5"/>
<text:bookmark text:name="org251cbf5"/>Why does nitrogen only form NCl3 while phosphorus forms PCl3 and PCl5 ?
<text:bookmark-end text:name="OrgXref.org251cbf5"/></text:h>
      <text:p text:style-name="Text_20_body">Nitrogen is in period 2 which has 2 valence subshells, 2s &amp; 2p which can hold a
maximum of 8 valence electrons. Thus, the N atom forms 3 covalent bonds with CL
to form NCl3.
</text:p>
      <text:p text:style-name="Text_20_body">Phosphorus is in period 3 which has 3 valence subshells, 3s,3p and 3d.  Thus
period 3 elements can expand their octet to accomodate additional electrons
since electrons from 3s subshell can be promoted to a vacant 3d-orbital, thus
phosphorus forms 2 chlorides.
</text:p>
      <text:h text:style-name="Heading_20_2" text:outline-level="2" text:is-list-header="false">
<text:bookmark-start text:name="OrgXref.org3bfcb7e"/>
<text:bookmark text:name="org3bfcb7e"/>Ionic radius
<text:bookmark-end text:name="OrgXref.org3bfcb7e"/></text:h>
      <text:h text:style-name="Heading_20_3" text:outline-level="3" text:is-list-header="false">
<text:bookmark-start text:name="OrgXref.org3730430"/>
<text:bookmark text:name="org3730430"/>Difference in melting point between sodium chloride
<text:bookmark-end text:name="OrgXref.org3730430"/></text:h>
      <text:p text:style-name="Text_20_body">Bromide ion is larger in size compared to chloride ion resulting its lattice
energy having a smaller magnitude than the lattice energy of sodium chloride.
</text:p>
      <text:p text:style-name="Text_20_body">Less energy is needed to overcome the weaker electrostatic forces of attraction
between sodium and bromide ions as compared to between sodium and chloride ions,
resulting in a lower melting point for sodium bromide.
</text:p>
      <text:h text:style-name="Heading_20_2" text:outline-level="2" text:is-list-header="false">
<text:bookmark-start text:name="OrgXref.orgbe1416a"/>
<text:bookmark text:name="orgbe1416a"/>Magnitude of charges
<text:bookmark-end text:name="OrgXref.orgbe1416a"/></text:h>
      <text:h text:style-name="Heading_20_3" text:outline-level="3" text:is-list-header="false">
<text:bookmark-start text:name="OrgXref.orgbc24f74"/>
<text:bookmark text:name="orgbc24f74"/>Difference in melting point between sodium chloride and magnesium oxide
<text:bookmark-end text:name="OrgXref.orgbc24f74"/></text:h>
      <text:p text:style-name="Text_20_body">The magnitude of charges on Na+ and Cl- is lower than that of Mg2+ and O2- so
the lattice energy of NaCl is less exothermic than that of MgO.
</text:p>
      <text:h text:style-name="Heading_20_2" text:outline-level="2" text:is-list-header="false">
<text:bookmark-start text:name="OrgXref.orgf1121c2"/>
<text:bookmark text:name="orgf1121c2"/>Electroconductivity in solid vs molten for ionic structures
<text:bookmark-end text:name="OrgXref.orgf1121c2"/></text:h>
      <text:h text:style-name="Heading_20_3" text:outline-level="3" text:is-list-header="false">
<text:bookmark-start text:name="OrgXref.orgfd2894f"/>
<text:bookmark text:name="orgfd2894f"/>Why is this true for NaCl and MgO
<text:bookmark-end text:name="OrgXref.orgfd2894f"/></text:h>
      <text:p text:style-name="Text_20_body">NaCl and MgO are ionic structures which consist of oppositely charged ions held
together by strong ionic bond in a regular 3-dimensional lattice. In solid
state, there are no mobile charged particle sthat can acts as charge
carriers. However in molten state, the mobile oppositely charged ions can act as
charge carriers and thus, conduct electricity
</text:p>
      <text:h text:style-name="Heading_20_2" text:outline-level="2" text:is-list-header="false">
<text:bookmark-start text:name="OrgXref.org972d430"/>
<text:bookmark text:name="org972d430"/>ionic structures vs simple covalent in terms of bp at rtp
<text:bookmark-end text:name="OrgXref.org972d430"/></text:h>
      <text:h text:style-name="Heading_20_3" text:outline-level="3" text:is-list-header="false">
<text:bookmark-start text:name="OrgXref.org255dd40"/>
<text:bookmark text:name="org255dd40"/>NaCl vs Cl2
<text:bookmark-end text:name="OrgXref.org255dd40"/></text:h>
      <text:p text:style-name="Text_20_body">Sodium chloride is ionic structure that made up of oppositely charged ions held
together by strong ionic bonds in a regular 3-dimensional lattice which requires
more energy to overcome.  Thus, at room temperature, sodium chloride exists as
solid. Chlorine gas comprises of simple molecular structure that are made up of
discrete covalent molecules that are held together by weak intermolecular forces
which are easily overcomed. Thus, at room temperature, chlorine gas exists as
gas.
</text:p>
      <text:h text:style-name="Heading_20_2" text:outline-level="2" text:is-list-header="false">
<text:bookmark-start text:name="OrgXref.org6048d25"/>
<text:bookmark text:name="org6048d25"/>Metallic structures increase in conductivity accross period
<text:bookmark-end text:name="OrgXref.org6048d25"/></text:h>
      <text:h text:style-name="Heading_20_3" text:outline-level="3" text:is-list-header="false">
<text:bookmark-start text:name="OrgXref.org8b7f8fc"/>
<text:bookmark text:name="org8b7f8fc"/>"Why"
<text:bookmark-end text:name="OrgXref.org8b7f8fc"/></text:h>
      <text:p text:style-name="Text_20_body">Electrical conductivity increases from sodium to aluminum. Na, Mg and Al are
metals with positive ions surrounded by a sea of mobile delocalized electrons
which act as charge carriers. Hence, they show high electrical
conductivity. From Na to Al, the number of valence electrons contributed to the
“sea” increases from 1 in Na to 3 in Al.  Hence, with more mobile charge
carriers, electrical conductivity increases
</text:p>
      <text:h text:style-name="Heading_20_2" text:outline-level="2" text:is-list-header="false">
<text:bookmark-start text:name="OrgXref.org4526231"/>
<text:bookmark text:name="org4526231"/>Resonance
<text:bookmark-end text:name="OrgXref.org4526231"/></text:h>
      <text:h text:style-name="Heading_20_3" text:outline-level="3" text:is-list-header="false">
<text:bookmark-start text:name="OrgXref.org9493c9d"/>
<text:bookmark text:name="org9493c9d"/>why is the does so3 have a bond length of 1.42 while so32- has a bond length of 1.51?
<text:bookmark-end text:name="OrgXref.org9493c9d"/></text:h>
      <text:p text:style-name="Text_20_body">From the Lewis structures, the SO3structure has three S=O bonds (S-O bond order
= 2), as compared to the hybrid of reasonance structures in SO32-(S-O bond order
=4/3, 4 bonds shared by 3 sets of S-O)
</text:p>
      <text:h text:style-name="Heading_20_2" text:outline-level="2" text:is-list-header="false">
<text:bookmark-start text:name="OrgXref.org1ea8146"/>
<text:bookmark text:name="org1ea8146"/>Bond length proportion to bond multiplicity
<text:bookmark-end text:name="OrgXref.org1ea8146"/></text:h>
      <text:h text:style-name="Heading_20_3" text:outline-level="3" text:is-list-header="false">
<text:bookmark-start text:name="OrgXref.org30446bc"/>
<text:bookmark text:name="org30446bc"/>"Why is the bond length not proportional to the no/ of bonds"
<text:bookmark-end text:name="OrgXref.org30446bc"/></text:h>
      <text:p text:style-name="Text_20_body">The nature of the bonds in a single bond and double/triple bond are not the same. So the increase in bond energy/decrese in bond length will not be in proportion.
</text:p>
      <text:p text:style-name="Text_20_body">hybridization
</text:p>
      <text:h text:style-name="Heading_20_2" text:outline-level="2" text:is-list-header="false">
<text:bookmark-start text:name="OrgXref.org775a082"/>
<text:bookmark text:name="org775a082"/>Explain why the heat of vaporization is always greater than the heat of fusion
<text:bookmark-end text:name="OrgXref.org775a082"/></text:h>
      <text:p text:style-name="Text_20_body">More energy is required to separate particles completely than to just free them from their fixed positions as the inter-particle spacing in gases is much larger in liquids
</text:p>
      <text:h text:style-name="Heading_20_2" text:outline-level="2" text:is-list-header="false">
<text:bookmark-start text:name="OrgXref.orgb57afbc"/>
<text:bookmark text:name="orgb57afbc"/>LDF - Molecular size
<text:bookmark-end text:name="OrgXref.orgb57afbc"/></text:h>
      <text:h text:style-name="Heading_20_3" text:outline-level="3" text:is-list-header="false">
<text:bookmark-start text:name="OrgXref.org4a6bea6"/>
<text:bookmark text:name="org4a6bea6"/>Why is fluorine a gas at rtp while bromine is a liquid at rtp.
<text:bookmark-end text:name="OrgXref.org4a6bea6"/></text:h>
      <text:p text:style-name="Text_20_body">Both fluorine and bromine have simple molecular structure. The molecules are <text:span text:style-name="Bold">non-polar</text:span> and are held by <text:span text:style-name="Bold">LDF</text:span>.
</text:p>
      <text:p text:style-name="Text_20_body">As fluorine has a <text:span text:style-name="Bold">smaller molecular size</text:span>, its <text:span text:style-name="Bold">smaller elctron cloud is less easily polarized</text:span>, resulting in weaker LDF. The <text:span text:style-name="Bold">average kinetic energy of the molecules at room condition is sufficient</text:span> to overcome the weaker LDF, hence fluorine is a gas.
</text:p>
      <text:p text:style-name="Text_20_body">As bromine has a <text:span text:style-name="Bold">larger molecular size</text:span>, its <text:span text:style-name="Bold">larger electron cloud is more easily polarized</text:span> , resulting in stronger LDF. The <text:span text:style-name="Bold">average kinetic energy of the molecules at room conditions is insufficient</text:span> to overcome the stronger LDF, hence it is a liquid.
</text:p>
      <text:h text:style-name="Heading_20_2" text:outline-level="2" text:is-list-header="false">
<text:bookmark-start text:name="OrgXref.org6937420"/>
<text:bookmark text:name="org6937420"/>LDF - Shape
<text:bookmark-end text:name="OrgXref.org6937420"/></text:h>
      <text:h text:style-name="Heading_20_3" text:outline-level="3" text:is-list-header="false">
<text:bookmark-start text:name="OrgXref.org38d3985"/>
<text:bookmark text:name="org38d3985"/>"Why is the bp of 2,2-dimethylpropane lower than that of pentane"
<text:bookmark-end text:name="OrgXref.org38d3985"/></text:h>
      <text:p text:style-name="Text_20_body">Both compounds are simple covalent molecules. They are non-polar and have similar
molecular size.
</text:p>
      <text:p text:style-name="Text_20_body">2,2-dimethylpropane molecules are <text:span text:style-name="Bold">spherical</text:span> in shape and a smaller surface
area of contact resulting in a weaker LDF. Hence, less energy is required to
overcome weaker LDF. Pentane molecules are <text:span text:style-name="Bold">elongated</text:span> and have a larger surface
area of contact which resulted in stronger LDF interations. Hence more energy is
required to overcome the stronger LDF, resulting in higher boiling point.
</text:p>
      <text:h text:style-name="Heading_20_2" text:outline-level="2" text:is-list-header="false">
<text:bookmark-start text:name="OrgXref.org52c9648"/>
<text:bookmark text:name="org52c9648"/>HB - Extensiveness of bonds
<text:bookmark-end text:name="OrgXref.org52c9648"/></text:h>
      <text:h text:style-name="Heading_20_3" text:outline-level="3" text:is-list-header="false">
<text:bookmark-start text:name="OrgXref.orgf70a814"/>
<text:bookmark text:name="orgf70a814"/>Why does N2H4 have greater bp than CH3NH2
<text:bookmark-end text:name="OrgXref.orgf70a814"/></text:h>
      <text:p text:style-name="Text_20_body">Both compounds have simple molecular structure. The molecules are polar and are
held by hydrogen bonds.
</text:p>
      <text:p text:style-name="Text_20_body">Hydrazine forms more extensive hydrogen bonds than methylamine. Thus, more
energy is required to overcome the hydrogen bonds in hydrazine compared to
methylamine, resulting in higher boiling point.
</text:p>
      <text:h text:style-name="Heading_20_2" text:outline-level="2" text:is-list-header="false">
<text:bookmark-start text:name="OrgXref.org446ec55"/>
<text:bookmark text:name="org446ec55"/>DDF - Polarity
<text:bookmark-end text:name="OrgXref.org446ec55"/></text:h>
      <text:h text:style-name="Heading_20_3" text:outline-level="3" text:is-list-header="false">
<text:bookmark-start text:name="OrgXref.org0bebb10"/>
<text:bookmark text:name="org0bebb10"/>CH3Cl has dipole moment of 1.87D and CH3I has dipole moment of 1.62D. Which substance will have greater DDF?
<text:bookmark-end text:name="OrgXref.org0bebb10"/></text:h>
      <text:p text:style-name="Text_20_body">DDf increases in magnitude as the dipole moment of the molecule increases.  Alt:
The C-Cl bond is more polar than C-I bond. The C-H bonds in the molecules are
relatively non-polar.
</text:p>
      <text:p text:style-name="Text_20_body">Thus, there is stronger DDF in CH3Cl molecules than between CH3I molecules.
</text:p>
      <text:h text:style-name="Heading_20_2" text:outline-level="2" text:is-list-header="false">
<text:bookmark-start text:name="OrgXref.org9b1bedc"/>
<text:bookmark text:name="org9b1bedc"/>LDF and HB vs LDF-only
<text:bookmark-end text:name="OrgXref.org9b1bedc"/></text:h>
      <text:h text:style-name="Heading_20_3" text:outline-level="3" text:is-list-header="false">
<text:bookmark-start text:name="OrgXref.org882926e"/>
<text:bookmark text:name="org882926e"/>Why do pentane and butanol have different boiling points
<text:bookmark-end text:name="OrgXref.org882926e"/></text:h>
      <text:p text:style-name="Text_20_body">Since both pentane and butanol have similar molecular sizes, thus the same electron cloud size and same polarizability, the london dispersion forces are of similar strength.
</text:p>
      <text:p text:style-name="Text_20_body">However, butanol has hydrogen bonds between its molecules.
</text:p>
      <text:p text:style-name="Text_20_body">The intermolecular forces of butanol is stronger, hence more energy is required
for vaporization, resulting in slower rate of vaporization.
</text:p>
      <text:h text:style-name="Heading_20_2" text:outline-level="2" text:is-list-header="false">
<text:bookmark-start text:name="OrgXref.org5aedead"/>
<text:bookmark text:name="org5aedead"/>HB vs LDF
<text:bookmark-end text:name="OrgXref.org5aedead"/></text:h>
      <text:h text:style-name="Heading_20_3" text:outline-level="3" text:is-list-header="false">
<text:bookmark-start text:name="OrgXref.orge3dbf48"/>
<text:bookmark text:name="orge3dbf48"/>Why do dimethylether and ethanol have different boiling points?
<text:bookmark-end text:name="OrgXref.orge3dbf48"/></text:h>
      <text:p text:style-name="Text_20_body">Both dimethylether and ethanol have similar molecular size, thus the same
electron cloud size and similar polarizability, thus these two compounds have
similar LDF.
</text:p>
      <text:p text:style-name="Text_20_body">The HB in ethanol molecules are stronger than the DDF in dimethylether. Thus,
more energy is required to overcome the stronger HB between the ethanol
molecules, a higher boiling point is observed for ethanol.
</text:p>
      <text:h text:style-name="Heading_20_2" text:outline-level="2" text:is-list-header="false">
<text:bookmark-start text:name="OrgXref.org256c7d6"/>
<text:bookmark text:name="org256c7d6"/>Solubility
<text:bookmark-end text:name="OrgXref.org256c7d6"/></text:h>
      <text:h text:style-name="Heading_20_3" text:outline-level="3" text:is-list-header="false">
<text:bookmark-start text:name="OrgXref.org1d3b358"/>
<text:bookmark text:name="org1d3b358"/>Why is toluene less soluble than phenol?
<text:bookmark-end text:name="OrgXref.org1d3b358"/></text:h>
      <text:p text:style-name="Text_20_body">When toluene is mixed with water the interactions between two different
compounds is Dipole-induced dipole forces. These interactions are weaker than
the HB between water molecules before mixing. Hence toluene will not dissolve in
water.
</text:p>
      <text:p text:style-name="Text_20_body">When phenol is mixed with water, the interactions between the two different
compounds is HB. These interactions are more similar in strength to the HB
present within phenol and water before mixing - so phenol is more soluble in water.
</text:p>
      <text:h text:style-name="Heading_20_2" text:outline-level="2" text:is-list-header="false">
<text:bookmark-start text:name="OrgXref.orgbc1b026"/>
<text:bookmark text:name="orgbc1b026"/>surface tension
<text:bookmark-end text:name="OrgXref.orgbc1b026"/></text:h>
      <text:p text:style-name="Text_20_body">The molecules in the bulk have attractive intermolecular forces on all sides, pulling from all directions. These interations minimise the energy of these molecules.
</text:p>
      <text:p text:style-name="Text_20_body">Molecules at the surface have less interations which makes them less stable due to their higher potential energy. The net force on the surface molecules is inward, and they cluster together to minimize surface are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0-10-29T17:55:08</dc:date>
    <meta:creation-date>2020-10-29T17:55:08</meta:creation-date>
    <meta:generator>Emacs 26.3 (Org mode 9.1.9)</meta:generator>
    <meta:keyword/>
    <dc:subject/>
    <dc:title/>
  </office:meta>
</office:document-meta>
</file>